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3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54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682cm" svg:height="0.471cm" svg:x="15.789cm" svg:y="8.62cm">
          <draw:text-box>
            <text:p text:style-name="P1"><text:span text:style-name="T1">О.О. Жаринов 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9</text:span></text:p>
          </draw:text-box>
        </draw:frame>
        <draw:frame draw:style-name="gr15" draw:text-style-name="P2" draw:layer="layout" svg:width="1.801cm" svg:height="0.471cm" svg:x="8.261cm" svg:y="16.228cm">
          <draw:text-box>
            <text:p text:style-name="P1"><text:span text:style-name="T1">по курсу: </text:span></text:p>
          </draw:text-box>
        </draw:frame>
        <draw:frame draw:style-name="gr16" draw:text-style-name="P5" draw:layer="layout" svg:width="4.138cm" svg:height="0.547cm" svg:x="10.06cm" svg:y="16.164cm">
          <draw:text-box>
            <text:p text:style-name="P1"><text:span text:style-name="T3">СХЕМОТЕХНИКА</text:span></text:p>
          </draw:text-box>
        </draw:frame>
        <draw:frame draw:style-name="gr7" draw:text-style-name="P2" draw:layer="layout" svg:width="0.422cm" svg:height="0.471cm" svg:x="14.201cm" svg:y="16.228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7" draw:layer="layout" svg:width="11.754cm" svg:height="1.093cm" svg:x="5.351cm" svg:y="13.032cm">
          <draw:text-box>
            <text:p text:style-name="P6"><text:span text:style-name="T3">Разработка микропроцессорного индикатора величины напряжения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1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7T18:48:13.888469894</dc:date>
    <meta:editing-duration>PT16M3S</meta:editing-duration>
    <meta:editing-cycles>12</meta:editing-cycles>
    <meta:generator>LibreOffice/7.5.9.2$Linux_X86_64 LibreOffice_project/50$Build-2</meta:generator>
    <meta:document-statistic meta:object-count="44"/>
  </office:meta>
</office:document-meta>
</file>